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BCDEE+CALIBRI" svg:font-family="ABCDEE+CALIBRI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085cm" fo:margin-left="3.678cm" fo:margin-right="7.237cm" table:align="margins"/>
    </style:style>
    <style:style style:name="Table3.A" style:family="table-column">
      <style:table-column-properties style:column-width="3.847cm" style:rel-column-width="2181*"/>
    </style:style>
    <style:style style:name="Table3.B" style:family="table-column">
      <style:table-column-properties style:column-width="2.238cm" style:rel-column-width="1269*"/>
    </style:style>
    <style:style style:name="Table3.A1" style:family="table-cell">
      <style:table-cell-properties fo:padding="0.097cm" fo:border-left="0.002cm solid #c0c0c0" fo:border-right="none" fo:border-top="0.002cm solid #c0c0c0" fo:border-bottom="0.002cm solid #c0c0c0"/>
    </style:style>
    <style:style style:name="Table3.B1" style:family="table-cell">
      <style:table-cell-properties fo:padding="0.097cm" fo:border="0.002cm solid #c0c0c0"/>
    </style:style>
    <style:style style:name="Table3.A2" style:family="table-cell">
      <style:table-cell-properties fo:padding="0.097cm" fo:border-left="0.002cm solid #c0c0c0" fo:border-right="none" fo:border-top="none" fo:border-bottom="0.002cm solid #c0c0c0"/>
    </style:style>
    <style:style style:name="Table3.B2" style:family="table-cell" style:data-style-name="N0">
      <style:table-cell-properties fo:padding="0.097cm" fo:border-left="0.002cm solid #c0c0c0" fo:border-right="0.002cm solid #c0c0c0" fo:border-top="none" fo:border-bottom="0.002cm solid #c0c0c0"/>
    </style:style>
    <style:style style:name="Table3.B4" style:family="table-cell">
      <style:table-cell-properties fo:padding="0.097cm" fo:border-left="0.002cm solid #c0c0c0" fo:border-right="0.002cm solid #c0c0c0" fo:border-top="none" fo:border-bottom="0.002cm solid #c0c0c0"/>
    </style:style>
    <style:style style:name="P1" style:family="paragraph" style:parent-style-name="Table_20_Contents">
      <style:text-properties fo:color="#808080" fo:font-size="10pt" officeooo:rsid="00154b19" officeooo:paragraph-rsid="00154b19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color="#808080" fo:font-size="10pt" officeooo:rsid="00154b19" officeooo:paragraph-rsid="00154b19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808080" fo:font-size="10pt" officeooo:rsid="00154b19" officeooo:paragraph-rsid="00154b19" style:font-size-asian="10pt" style:font-size-complex="10pt"/>
    </style:style>
    <style:style style:name="P4" style:family="paragraph" style:parent-style-name="Table_20_Contents">
      <style:text-properties officeooo:paragraph-rsid="00154b19"/>
    </style:style>
    <style:style style:name="P5" style:family="paragraph" style:parent-style-name="Table_20_Contents">
      <style:paragraph-properties fo:text-align="end" style:justify-single-word="false"/>
      <style:text-properties officeooo:paragraph-rsid="00154b19"/>
    </style:style>
    <style:style style:name="P6" style:family="paragraph" style:parent-style-name="Header">
      <style:paragraph-properties fo:text-align="end" style:justify-single-word="false"/>
      <style:text-properties fo:font-size="10pt" officeooo:rsid="00393b70" officeooo:paragraph-rsid="00393b70" style:font-size-asian="10pt" style:font-size-complex="10pt"/>
    </style:style>
    <style:style style:name="P7" style:family="paragraph" style:parent-style-name="Standard">
      <style:text-properties style:font-name="FreeSans"/>
    </style:style>
    <style:style style:name="P8" style:family="paragraph" style:parent-style-name="Standard">
      <style:text-properties style:font-name="FreeSans" officeooo:rsid="0016757a" officeooo:paragraph-rsid="0016757a"/>
    </style:style>
    <style:style style:name="P9" style:family="paragraph" style:parent-style-name="Standard">
      <style:text-properties style:font-name="FreeSans" officeooo:rsid="0016757a" officeooo:paragraph-rsid="00296ad7"/>
    </style:style>
    <style:style style:name="P10" style:family="paragraph" style:parent-style-name="Standard">
      <style:text-properties style:font-name="FreeSans" officeooo:rsid="0016757a" officeooo:paragraph-rsid="002111ff"/>
    </style:style>
    <style:style style:name="P11" style:family="paragraph" style:parent-style-name="Standard">
      <style:text-properties style:font-name="FreeSans" officeooo:rsid="0017c688" officeooo:paragraph-rsid="0017c688"/>
    </style:style>
    <style:style style:name="P12" style:family="paragraph" style:parent-style-name="Standard">
      <style:text-properties style:font-name="FreeSans" officeooo:rsid="001929dd" officeooo:paragraph-rsid="001929dd"/>
    </style:style>
    <style:style style:name="P13" style:family="paragraph" style:parent-style-name="Standard">
      <style:text-properties style:font-name="FreeSans" officeooo:rsid="001929dd" officeooo:paragraph-rsid="001e5f7c"/>
    </style:style>
    <style:style style:name="P14" style:family="paragraph" style:parent-style-name="Standard">
      <style:text-properties style:font-name="FreeSans" fo:font-size="12pt" officeooo:rsid="001929dd" officeooo:paragraph-rsid="001e5f7c" style:font-name-asian="ABCDEE+CALIBRI" style:font-size-asian="12pt" style:font-name-complex="ABCDEE+CALIBRI" style:font-size-complex="12pt"/>
    </style:style>
    <style:style style:name="P15" style:family="paragraph" style:parent-style-name="Standard">
      <style:text-properties style:font-name="FreeSans" officeooo:rsid="001989cd" officeooo:paragraph-rsid="001989cd"/>
    </style:style>
    <style:style style:name="P16" style:family="paragraph" style:parent-style-name="Standard">
      <style:text-properties style:font-name="FreeSans" officeooo:rsid="001989cd" officeooo:paragraph-rsid="00232c37"/>
    </style:style>
    <style:style style:name="P17" style:family="paragraph" style:parent-style-name="Standard">
      <style:text-properties style:font-name="FreeSans" officeooo:rsid="001989cd" officeooo:paragraph-rsid="00265b65"/>
    </style:style>
    <style:style style:name="P18" style:family="paragraph" style:parent-style-name="Standard">
      <style:text-properties style:font-name="FreeSans" officeooo:rsid="001a9ffe" officeooo:paragraph-rsid="001989cd"/>
    </style:style>
    <style:style style:name="P19" style:family="paragraph" style:parent-style-name="Standard">
      <style:text-properties style:font-name="FreeSans" officeooo:paragraph-rsid="001989cd"/>
    </style:style>
    <style:style style:name="P20" style:family="paragraph" style:parent-style-name="Standard">
      <style:text-properties style:font-name="FreeSans" fo:font-size="18pt" officeooo:rsid="00154b19" officeooo:paragraph-rsid="00154b19" style:font-size-asian="18pt" style:font-size-complex="18pt"/>
    </style:style>
    <style:style style:name="P21" style:family="paragraph" style:parent-style-name="Standard">
      <style:text-properties style:font-name="FreeSans" fo:font-size="18pt" officeooo:rsid="0016757a" officeooo:paragraph-rsid="0016757a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style:font-name="FreeSans" fo:font-size="18pt" officeooo:rsid="0016757a" officeooo:paragraph-rsid="002165b8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style:font-name="FreeSans" fo:font-size="18pt" fo:font-weight="bold" officeooo:paragraph-rsid="00154b19" style:font-size-asian="18pt" style:font-weight-asian="bold" style:font-size-complex="18pt" style:font-weight-complex="bold"/>
    </style:style>
    <style:style style:name="P24" style:family="paragraph" style:parent-style-name="Standard">
      <style:text-properties style:font-name="FreeSans" officeooo:paragraph-rsid="00232c37"/>
    </style:style>
    <style:style style:name="P25" style:family="paragraph" style:parent-style-name="Standard">
      <style:text-properties style:font-name="FreeSans" officeooo:paragraph-rsid="003053cc"/>
    </style:style>
    <style:style style:name="P26" style:family="paragraph" style:parent-style-name="Standard">
      <style:text-properties style:font-name="FreeSans" officeooo:rsid="002111ff" officeooo:paragraph-rsid="002111ff"/>
    </style:style>
    <style:style style:name="P27" style:family="paragraph" style:parent-style-name="Standard">
      <style:text-properties style:font-name="FreeSans" officeooo:rsid="002111ff" officeooo:paragraph-rsid="0034390a"/>
    </style:style>
    <style:style style:name="P28" style:family="paragraph" style:parent-style-name="Standard">
      <style:text-properties style:font-name="FreeSans" officeooo:rsid="00296ad7" officeooo:paragraph-rsid="00296ad7"/>
    </style:style>
    <style:style style:name="P29" style:family="paragraph" style:parent-style-name="Standard">
      <style:text-properties style:font-name="FreeSans" officeooo:rsid="00296ad7" officeooo:paragraph-rsid="004773db"/>
    </style:style>
    <style:style style:name="P30" style:family="paragraph" style:parent-style-name="Standard">
      <style:text-properties style:font-name="FreeSans" officeooo:rsid="00232c37" officeooo:paragraph-rsid="001989cd"/>
    </style:style>
    <style:style style:name="P31" style:family="paragraph" style:parent-style-name="Standard">
      <style:text-properties style:font-name="FreeSans" officeooo:rsid="00232c37" officeooo:paragraph-rsid="00251967"/>
    </style:style>
    <style:style style:name="P32" style:family="paragraph" style:parent-style-name="Standard">
      <style:text-properties style:font-name="FreeSans" officeooo:rsid="00232c37" officeooo:paragraph-rsid="00232c37"/>
    </style:style>
    <style:style style:name="P33" style:family="paragraph" style:parent-style-name="Standard">
      <style:text-properties style:font-name="FreeSans" officeooo:rsid="00318649" officeooo:paragraph-rsid="001989cd"/>
    </style:style>
    <style:style style:name="P34" style:family="paragraph" style:parent-style-name="Standard">
      <style:text-properties style:font-name="FreeSans" fo:font-size="10pt" officeooo:rsid="001929dd" officeooo:paragraph-rsid="001e5f7c" style:font-size-asian="10pt" style:font-size-complex="10pt"/>
    </style:style>
    <style:style style:name="P35" style:family="paragraph" style:parent-style-name="Standard">
      <style:text-properties style:font-name="FreeSans" fo:font-size="10pt" officeooo:paragraph-rsid="001e5f7c" style:font-size-asian="10pt" style:font-size-complex="10pt"/>
    </style:style>
    <style:style style:name="P36" style:family="paragraph" style:parent-style-name="Standard">
      <style:text-properties style:font-name="FreeSans" fo:font-size="10pt" officeooo:rsid="001929dd" officeooo:paragraph-rsid="0045b108" style:font-name-asian="ABCDEE+CALIBRI" style:font-size-asian="10pt" style:font-name-complex="ABCDEE+CALIBRI" style:font-size-complex="10pt"/>
    </style:style>
    <style:style style:name="P37" style:family="paragraph" style:parent-style-name="Standard">
      <style:text-properties style:font-name="FreeSans" fo:font-size="10pt" officeooo:rsid="001929dd" officeooo:paragraph-rsid="001e5f7c" style:font-name-asian="ABCDEE+CALIBRI" style:font-size-asian="10pt" style:font-name-complex="ABCDEE+CALIBRI" style:font-size-complex="10pt"/>
    </style:style>
    <style:style style:name="P38" style:family="paragraph" style:parent-style-name="Standard">
      <style:text-properties style:font-name="FreeSans" officeooo:rsid="004773db" officeooo:paragraph-rsid="004773db"/>
    </style:style>
    <style:style style:name="P39" style:family="paragraph" style:parent-style-name="Standard">
      <style:paragraph-properties fo:text-align="end" style:justify-single-word="false"/>
      <style:text-properties style:font-name="FreeSans" fo:letter-spacing="0.141cm" fo:font-weight="bold" officeooo:rsid="004beafb" officeooo:paragraph-rsid="004beafb" style:font-weight-asian="bold" style:font-weight-complex="bold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style:font-name="FreeSans" officeooo:rsid="001a9ffe" officeooo:paragraph-rsid="001989cd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style:font-name="FreeSans" officeooo:rsid="0017c688" officeooo:paragraph-rsid="0035da54"/>
    </style:style>
    <style:style style:name="P42" style:family="paragraph" style:parent-style-name="Standard">
      <style:paragraph-properties fo:margin-left="3.752cm" fo:margin-right="0cm" fo:text-indent="0cm" style:auto-text-indent="false"/>
      <style:text-properties style:font-name="FreeSans" officeooo:rsid="001989cd" officeooo:paragraph-rsid="00265b65"/>
    </style:style>
    <style:style style:name="P43" style:family="paragraph" style:parent-style-name="Standard">
      <style:paragraph-properties fo:margin-left="3.752cm" fo:margin-right="0cm" fo:text-indent="0cm" style:auto-text-indent="false"/>
      <style:text-properties style:font-name="FreeSans" officeooo:rsid="00296ad7" officeooo:paragraph-rsid="00296ad7"/>
    </style:style>
    <style:style style:name="P44" style:family="paragraph" style:parent-style-name="Standard">
      <style:paragraph-properties fo:margin-left="3.752cm" fo:margin-right="0cm" fo:text-indent="0cm" style:auto-text-indent="false"/>
      <style:text-properties style:font-name="FreeSans" officeooo:rsid="00296ad7" officeooo:paragraph-rsid="00440f6a"/>
    </style:style>
    <style:style style:name="P45" style:family="paragraph" style:parent-style-name="Standard">
      <style:paragraph-properties fo:margin-left="3.752cm" fo:margin-right="0cm" fo:text-indent="0cm" style:auto-text-indent="false"/>
      <style:text-properties style:font-name="FreeSans" officeooo:rsid="00427c38" officeooo:paragraph-rsid="00440f6a"/>
    </style:style>
    <style:style style:name="P46" style:family="paragraph" style:parent-style-name="Standard">
      <style:paragraph-properties fo:break-before="page"/>
      <style:text-properties style:font-name="FreeSans" officeooo:rsid="002111ff" officeooo:paragraph-rsid="002111ff"/>
    </style:style>
    <style:style style:name="P47" style:family="paragraph" style:parent-style-name="Standard">
      <style:paragraph-properties fo:break-before="page"/>
      <style:text-properties style:font-name="FreeSans" officeooo:rsid="002165b8" officeooo:paragraph-rsid="002165b8"/>
    </style:style>
    <style:style style:name="P48" style:family="paragraph" style:parent-style-name="Standard">
      <style:paragraph-properties fo:break-before="page"/>
      <style:text-properties style:font-name="FreeSans" officeooo:rsid="0016757a" officeooo:paragraph-rsid="0016757a"/>
    </style:style>
    <style:style style:name="P49" style:family="paragraph" style:parent-style-name="Text_20_body">
      <style:text-properties officeooo:rsid="00318649" officeooo:paragraph-rsid="00318649"/>
    </style:style>
    <style:style style:name="P50" style:family="paragraph" style:parent-style-name="Standard">
      <style:text-properties style:font-name="FreeSans" officeooo:rsid="00318649" officeooo:paragraph-rsid="0052470e"/>
    </style:style>
    <style:style style:name="P51" style:family="paragraph" style:parent-style-name="Standard">
      <style:text-properties style:font-name="FreeSans" officeooo:rsid="002111ff" officeooo:paragraph-rsid="00363721"/>
    </style:style>
    <style:style style:name="P52" style:family="paragraph" style:parent-style-name="Standard">
      <style:text-properties style:font-name="FreeSans" fo:font-size="10pt" fo:font-weight="bold" officeooo:rsid="00318649" officeooo:paragraph-rsid="005569b7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end" style:justify-single-word="false"/>
      <style:text-properties style:font-name="FreeSans" fo:font-size="10pt" fo:font-weight="bold" officeooo:rsid="00318649" officeooo:paragraph-rsid="005569b7" style:font-size-asian="10pt" style:font-weight-asian="bold" style:font-size-complex="10pt" style:font-weight-complex="bold"/>
    </style:style>
    <style:style style:name="P54" style:family="paragraph" style:parent-style-name="Standard">
      <style:text-properties officeooo:paragraph-rsid="002111ff"/>
    </style:style>
    <style:style style:name="P55" style:family="paragraph" style:parent-style-name="Standard">
      <style:text-properties style:font-name="FreeMono" fo:font-size="10pt" officeooo:rsid="00318649" officeooo:paragraph-rsid="0052470e" style:font-size-asian="10pt" style:font-size-complex="10pt"/>
    </style:style>
    <style:style style:name="P56" style:family="paragraph" style:parent-style-name="Standard">
      <style:paragraph-properties fo:margin-left="2.501cm" fo:margin-right="0cm" fo:text-indent="0cm" style:auto-text-indent="false"/>
      <style:text-properties style:font-name="FreeSans" officeooo:rsid="00296ad7" officeooo:paragraph-rsid="00296ad7"/>
    </style:style>
    <style:style style:name="P57" style:family="paragraph" style:parent-style-name="Standard">
      <style:paragraph-properties fo:margin-left="2.501cm" fo:margin-right="0cm" fo:text-indent="0cm" style:auto-text-indent="false"/>
      <style:text-properties style:font-name="FreeSans" officeooo:rsid="00296ad7" officeooo:paragraph-rsid="0052470e"/>
    </style:style>
    <style:style style:name="P58" style:family="paragraph" style:parent-style-name="Standard">
      <style:paragraph-properties fo:margin-left="0.513cm" fo:margin-right="0.575cm" fo:text-align="end" style:justify-single-word="false" fo:text-indent="0cm" style:auto-text-indent="false"/>
      <style:text-properties style:font-name="FreeMono" fo:font-size="10pt" officeooo:rsid="00318649" officeooo:paragraph-rsid="00582d90" style:font-size-asian="10pt" style:font-size-complex="10pt"/>
    </style:style>
    <style:style style:name="P59" style:family="paragraph" style:parent-style-name="Standard">
      <style:paragraph-properties fo:margin-left="0.513cm" fo:margin-right="0.575cm" fo:text-align="end" style:justify-single-word="false" fo:text-indent="0cm" style:auto-text-indent="false"/>
      <style:text-properties style:font-name="FreeMono" fo:font-size="10pt" officeooo:rsid="00318649" officeooo:paragraph-rsid="0052470e" style:font-size-asian="10pt" style:font-size-complex="10pt"/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Heading_20_2">
      <style:text-properties officeooo:rsid="00318649" officeooo:paragraph-rsid="00318649"/>
    </style:style>
    <style:style style:name="P62" style:family="paragraph" style:parent-style-name="Heading_20_2">
      <style:text-properties officeooo:rsid="00296ad7"/>
    </style:style>
    <style:style style:name="P63" style:family="paragraph" style:parent-style-name="Heading_20_2">
      <style:text-properties style:font-name="FreeSans" officeooo:rsid="002c5269" officeooo:paragraph-rsid="002c5269"/>
    </style:style>
    <style:style style:name="P6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5" style:family="paragraph" style:parent-style-name="Heading_20_3">
      <style:paragraph-properties fo:margin-top="0.423cm" fo:margin-bottom="0.212cm" fo:keep-with-next="always"/>
    </style:style>
    <style:style style:name="P66" style:family="paragraph" style:parent-style-name="Heading_20_3">
      <style:paragraph-properties fo:margin-top="0.423cm" fo:margin-bottom="0.212cm" fo:keep-with-next="always"/>
      <style:text-properties officeooo:paragraph-rsid="00363721"/>
    </style:style>
    <style:style style:name="P67" style:family="paragraph" style:parent-style-name="Heading_20_4">
      <style:paragraph-properties fo:margin-left="2.501cm" fo:margin-right="0cm" fo:text-indent="-1.524cm" style:auto-text-indent="false"/>
    </style:style>
    <style:style style:name="P68" style:family="paragraph" style:parent-style-name="Heading_20_4">
      <style:paragraph-properties fo:margin-left="2.501cm" fo:margin-right="0cm" fo:margin-top="0.423cm" fo:margin-bottom="0.212cm" fo:text-indent="-1.524cm" style:auto-text-indent="false" fo:keep-with-next="always"/>
      <style:text-properties style:font-name="Liberation Sans" style:font-name-asian="DejaVu Sans" style:font-name-complex="Lohit Hindi"/>
    </style:style>
    <style:style style:name="P69" style:family="paragraph" style:parent-style-name="Heading_20_4">
      <style:paragraph-properties fo:margin-top="0.423cm" fo:margin-bottom="0.212cm" fo:keep-with-next="always"/>
    </style:style>
    <style:style style:name="P7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officeooo:rsid="0037488f"/>
    </style:style>
    <style:style style:name="T2" style:family="text">
      <style:text-properties officeooo:rsid="004a598c"/>
    </style:style>
    <style:style style:name="T3" style:family="text">
      <style:text-properties fo:color="#000080" fo:font-size="10pt" officeooo:rsid="00154b19" style:font-size-asian="10pt" style:font-size-complex="10pt"/>
    </style:style>
    <style:style style:name="T4" style:family="text">
      <style:text-properties fo:color="#808080" fo:font-size="10pt" officeooo:rsid="00154b19" style:font-size-asian="10pt" style:font-size-complex="10pt"/>
    </style:style>
    <style:style style:name="T5" style:family="text">
      <style:text-properties fo:color="#808080" fo:font-size="10pt" officeooo:rsid="003f476b" style:font-size-asian="10pt" style:font-size-complex="10pt"/>
    </style:style>
    <style:style style:name="T6" style:family="text">
      <style:text-properties officeooo:rsid="00154b19"/>
    </style:style>
    <style:style style:name="T7" style:family="text">
      <style:text-properties officeooo:rsid="0016757a"/>
    </style:style>
    <style:style style:name="T8" style:family="text">
      <style:text-properties officeooo:rsid="0017c688"/>
    </style:style>
    <style:style style:name="T9" style:family="text">
      <style:text-properties officeooo:rsid="001929dd"/>
    </style:style>
    <style:style style:name="T10" style:family="text">
      <style:text-properties officeooo:rsid="001989cd"/>
    </style:style>
    <style:style style:name="T11" style:family="text">
      <style:text-properties officeooo:rsid="001a9ffe"/>
    </style:style>
    <style:style style:name="T12" style:family="text">
      <style:text-properties officeooo:rsid="002165b8"/>
    </style:style>
    <style:style style:name="T13" style:family="text">
      <style:text-properties officeooo:rsid="00232c37"/>
    </style:style>
    <style:style style:name="T14" style:family="text">
      <style:text-properties officeooo:rsid="00251967"/>
    </style:style>
    <style:style style:name="T15" style:family="text">
      <style:text-properties officeooo:rsid="00285308"/>
    </style:style>
    <style:style style:name="T16" style:family="text">
      <style:text-properties officeooo:rsid="00296ad7"/>
    </style:style>
    <style:style style:name="T17" style:family="text">
      <style:text-properties officeooo:rsid="002de225"/>
    </style:style>
    <style:style style:name="T18" style:family="text">
      <style:text-properties officeooo:rsid="002f7015"/>
    </style:style>
    <style:style style:name="T19" style:family="text">
      <style:text-properties officeooo:rsid="002f7e64"/>
    </style:style>
    <style:style style:name="T20" style:family="text">
      <style:text-properties officeooo:rsid="003053cc"/>
    </style:style>
    <style:style style:name="T21" style:family="text">
      <style:text-properties officeooo:rsid="00318649"/>
    </style:style>
    <style:style style:name="T22" style:family="text">
      <style:text-properties style:font-name="Liberation Sans" style:font-name-asian="DejaVu Sans" style:font-name-complex="Lohit Hindi"/>
    </style:style>
    <style:style style:name="T23" style:family="text">
      <style:text-properties style:font-name="Liberation Sans" officeooo:rsid="00318649" style:font-name-asian="DejaVu Sans" style:font-name-complex="Lohit Hindi"/>
    </style:style>
    <style:style style:name="T24" style:family="text">
      <style:text-properties officeooo:rsid="0033ed6a"/>
    </style:style>
    <style:style style:name="T25" style:family="text">
      <style:text-properties officeooo:rsid="0034390a"/>
    </style:style>
    <style:style style:name="T26" style:family="text">
      <style:text-properties officeooo:rsid="002af0be" fo:background-color="#ffff00"/>
    </style:style>
    <style:style style:name="T27" style:family="text">
      <style:text-properties officeooo:rsid="00296ad7" fo:background-color="#ffff00"/>
    </style:style>
    <style:style style:name="T28" style:family="text">
      <style:text-properties officeooo:rsid="0034390a" fo:background-color="#ffff00"/>
    </style:style>
    <style:style style:name="T29" style:family="text">
      <style:text-properties officeooo:rsid="00318649" fo:background-color="#ffff00"/>
    </style:style>
    <style:style style:name="T30" style:family="text">
      <style:text-properties officeooo:rsid="0040bde6" fo:background-color="#ffff00"/>
    </style:style>
    <style:style style:name="T31" style:family="text">
      <style:text-properties officeooo:rsid="003b7dd5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officeooo:rsid="003d9c7b"/>
    </style:style>
    <style:style style:name="T34" style:family="text">
      <style:text-properties fo:letter-spacing="0.282cm" fo:font-weight="bold" style:font-weight-asian="bold" style:font-weight-complex="bold"/>
    </style:style>
    <style:style style:name="T35" style:family="text">
      <style:text-properties officeooo:rsid="003ea702"/>
    </style:style>
    <style:style style:name="T36" style:family="text">
      <style:text-properties officeooo:rsid="00427c38"/>
    </style:style>
    <style:style style:name="T37" style:family="text">
      <style:text-properties officeooo:rsid="00440f6a"/>
    </style:style>
    <style:style style:name="T38" style:family="text">
      <style:text-properties fo:font-size="10pt" officeooo:rsid="00440f6a" style:font-size-asian="10pt" style:font-size-complex="10pt"/>
    </style:style>
    <style:style style:name="T39" style:family="text">
      <style:text-properties officeooo:rsid="004590b0"/>
    </style:style>
    <style:style style:name="T40" style:family="text">
      <style:text-properties officeooo:rsid="001929dd" style:font-name-asian="ABCDEE+CALIBRI" style:font-name-complex="ABCDEE+CALIBRI"/>
    </style:style>
    <style:style style:name="T41" style:family="text">
      <style:text-properties officeooo:rsid="001e5f7c" style:font-name-asian="ABCDEE+CALIBRI" style:font-name-complex="ABCDEE+CALIBRI"/>
    </style:style>
    <style:style style:name="T42" style:family="text">
      <style:text-properties officeooo:rsid="0045d8e8"/>
    </style:style>
    <style:style style:name="T43" style:family="text">
      <style:text-properties officeooo:rsid="004773db"/>
    </style:style>
    <style:style style:name="T44" style:family="text">
      <style:text-properties officeooo:rsid="00488ca4"/>
    </style:style>
    <style:style style:name="T45" style:family="text">
      <style:text-properties officeooo:rsid="00318649" fo:background-color="transparent"/>
    </style:style>
    <style:style style:name="T46" style:family="text">
      <style:text-properties officeooo:rsid="00495c19" fo:background-color="transparent"/>
    </style:style>
    <style:style style:name="T47" style:family="text">
      <style:text-properties officeooo:rsid="004d3e8e"/>
    </style:style>
    <style:style style:name="T48" style:family="text">
      <style:text-properties officeooo:rsid="0051b4bb"/>
    </style:style>
    <style:style style:name="T49" style:family="text">
      <style:text-properties officeooo:rsid="0052470e"/>
    </style:style>
    <style:style style:name="T50" style:family="text">
      <style:text-properties style:font-name="FreeSans" officeooo:rsid="002111ff"/>
    </style:style>
    <style:style style:name="T51" style:family="text">
      <style:text-properties style:font-name="FreeSans" officeooo:rsid="002111ff" fo:background-color="#ffff66"/>
    </style:style>
    <style:style style:name="T52" style:family="text">
      <style:text-properties officeooo:rsid="00540dd6"/>
    </style:style>
    <style:style style:name="T53" style:family="text">
      <style:text-properties officeooo:rsid="005569b7"/>
    </style:style>
    <style:style style:name="T54" style:family="text">
      <style:text-properties officeooo:rsid="00582d90"/>
    </style:style>
    <style:style style:name="T55" style:family="text">
      <style:text-properties officeooo:rsid="005a9b08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23"><text:span text:style-name="T6">Electronic </text:span><text:span text:style-name="T6">Clinical</text:span><text:span text:style-name="T6"> Data Wizard</text:span><text:span text:style-name="T7">(eCDW)</text:span></text:p>
      <text:p text:style-name="P20"/>
      <text:p text:style-name="P21"/>
      <text:p text:style-name="P21"/>
      <text:p text:style-name="P22"><text:span text:style-name="T34">Proposal</text:span> </text:p>
      <text:p text:style-name="P22"><text:span text:style-name="T39">F</text:span>or the development of </text:p>
      <text:p text:style-name="P22">Web based Application <text:span text:style-name="T39">- </text:span><text:span text:style-name="T12">eCDW</text:span></text:p>
      <text:p text:style-name="P8"/>
      <text:p text:style-name="P8"/>
      <text:p text:style-name="P2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0">Executive Summary<text:tab/>2</text:p>
          <text:p text:style-name="P60">Cost, Time Estimate and Support<text:tab/>3</text:p>
          <text:p text:style-name="P64"><text:s/>Cost <text:tab/>3</text:p>
          <text:p text:style-name="P64"><text:s/>Time<text:tab/>3</text:p>
          <text:p text:style-name="P64"><text:s/>Support<text:tab/>3</text:p>
          <text:p text:style-name="P60">Specifications<text:tab/>4</text:p>
          <text:p text:style-name="P64">User Roles<text:tab/>4</text:p>
          <text:p text:style-name="P64">Features<text:tab/>4</text:p>
          <text:p text:style-name="P70">User Management<text:tab/>4</text:p>
          <text:p text:style-name="P70">Authentication<text:tab/>4</text:p>
          <text:p text:style-name="P70">Technician<text:tab/>4</text:p>
          <text:p text:style-name="P70"><text:s/>Doctors<text:tab/>5</text:p>
          <text:p text:style-name="P70"><text:s/>Hospital Administrator<text:tab/>5</text:p>
          <text:p text:style-name="P60"><text:s/>Backup and Security<text:tab/>5</text:p>
        </text:index-body>
      </text:table-of-content>
      <text:p text:style-name="P26"/>
      <text:p text:style-name="P46"/>
      <text:p text:style-name="P26"/>
      <text:p text:style-name="P26"/>
      <text:h text:style-name="P61" text:outline-level="2">Executive Summary</text:h>
      <text:p text:style-name="P49"/>
      <text:p text:style-name="P54"><text:tab/><text:span text:style-name="T50">eCDW helps summarize patient Medical records to generate a Discharge Summary of a patient by a Technician with very little need for intervention of a Medical Professional. We will use the eCDW knowledge base to intelligently query the technician and generate the summary. The proposed solution can be developed at a </text:span><text:span text:style-name="T51">cost of $5500</text:span><text:span text:style-name="T50"> in a time frame of </text:span><text:span text:style-name="T51">8 to 10 weeks</text:span><text:span text:style-name="T50">. </text:span></text:p>
      <text:p text:style-name="P51"><text:span text:style-name="T49"/></text:p>
      <text:p text:style-name="P26"><text:tab/><text:span text:style-name="T25">We are visualizing a </text:span>Web based application in Ruby on Rails frame work with MySQL database. The application shall run on <text:span text:style-name="T31">a server on the Internet</text:span> and hospitals can connect to the application over the Internet. Hospitals may customize their part of the software with their logo and Hospital name.</text:p>
      <text:p text:style-name="P26"/>
      <text:p text:style-name="P26">We are looking at a service oriented architecture where hospitals may purchase eCDW <text:span text:style-name="T25">license</text:span> as required. Depending on the number of users (Technicians and Doctors), they <text:span text:style-name="T25">can</text:span> purchase additional license.</text:p>
      <text:p text:style-name="P26"/>
      <text:p text:style-name="P27">Rails<text:span text:style-name="T25">(http://rubyonrails.org/)</text:span> follow the Model View Controller (MVC) architecture and is know<text:span text:style-name="T25">n</text:span> for its flexibility and eas<text:span text:style-name="T55">e</text:span> of enhancements. The layered architecture enables easy change <text:span text:style-name="T25">to</text:span> interface with out affecting the database and business logic. <text:span text:style-name="T49">The frame work also has the flexibility of changing the back end to different database.</text:span></text:p>
      <text:p text:style-name="P10"/>
      <text:p text:style-name="P8"/>
      <text:p text:style-name="P8"/>
      <text:p text:style-name="P48"/>
      <text:h text:style-name="P62" text:outline-level="2">Cost, Time Estimate and Support</text:h>
      <text:h text:style-name="Heading_20_3" text:outline-level="3"><text:tab/>Cost </text:h>
      <text:p text:style-name="P9"><text:span text:style-name="T16"><text:tab/><text:tab/></text:span><text:span text:style-name="T26">Application </text:span><text:span text:style-name="T27">Development </text:span><text:span text:style-name="T28">cost</text:span><text:span text:style-name="T27"> $5</text:span><text:span text:style-name="T30">5</text:span><text:span text:style-name="T27">00</text:span></text:p>
      <text:p text:style-name="P28"><text:tab/><text:tab/><text:span text:style-name="T32">Annual recurring charges </text:span></text:p>
      <text:p text:style-name="P28"><text:tab/><text:tab/><text:tab/><text:span text:style-name="T47">Annual recurring charges d</text:span>epend on the infrastructure and hosting provider we choose.</text:p>
      <text:p text:style-name="P28"/>
      <text:p text:style-name="P43">The prototype can be setup on a minimal shared web hosting initially at $100 to $200 annually.</text:p>
      <text:p text:style-name="P43"/>
      <text:p text:style-name="P43">Additional cost shall be incurred on features like SSL, dedicated IP</text:p>
      <text:p text:style-name="P43"/>
      <text:p text:style-name="P45">Please note that we do not <text:span text:style-name="T48">have</text:span> hosting facility. </text:p>
      <text:p text:style-name="P44"><text:span text:style-name="T36">But suggest going for Heroku </text:span><text:span text:style-name="T37">(</text:span><text:a xlink:type="simple" xlink:href="http://www.heroku.com/"><text:span text:style-name="T38">http://www.heroku.com/</text:span></text:a><text:span text:style-name="T37">)</text:span><text:span text:style-name="T36">, <text:s/>Engineyard </text:span><text:span text:style-name="T37">(</text:span><text:span text:style-name="T38">http://www.engineyard.com/</text:span><text:span text:style-name="T37">)</text:span><text:span text:style-name="T36"> </text:span><text:span text:style-name="T37">who are</text:span><text:span text:style-name="T36"> preferred providers for Rails.</text:span></text:p>
      <text:h text:style-name="P66" text:outline-level="3"><text:tab/><text:span text:style-name="T23">Time</text:span></text:h>
      <text:p text:style-name="P29"><text:span text:style-name="T21"><text:tab/><text:tab/></text:span><text:span text:style-name="T29">8 to 10 Weeks</text:span><text:span text:style-name="T45"> </text:span><text:span text:style-name="T46">-</text:span><text:span text:style-name="T43">from Sign off. We would </text:span><text:span text:style-name="T44">need all the </text:span><text:span text:style-name="T43">mock ups and interface specifications like HL7, HIE formats </text:span><text:span text:style-name="T44">before starting the job</text:span><text:span text:style-name="T43">. </text:span></text:p>
      <text:p text:style-name="P38"><text:tab/><text:tab/></text:p>
      <text:p text:style-name="P50"><text:tab/><text:tab/><text:span text:style-name="T53">We are estimating </text:span><text:span text:style-name="T49">250 hours of work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<text:span text:style-name="T53">Task</text:span></text:p>
          </table:table-cell>
          <table:table-cell table:style-name="Table3.B1" office:value-type="string">
            <text:p text:style-name="P53"><text:span text:style-name="T53">Hours <text:s text:c="3"/></text:span></text:p>
          </table:table-cell>
        </table:table-row>
        <table:table-row>
          <table:table-cell table:style-name="Table3.A2" office:value-type="string">
            <text:p text:style-name="P55"><text:span text:style-name="T53">Analysis</text:span></text:p>
          </table:table-cell>
          <table:table-cell table:style-name="Table3.B2" office:value-type="float" office:value="40">
            <text:p text:style-name="P58"><text:span text:style-name="T54">40</text:span></text:p>
          </table:table-cell>
        </table:table-row>
        <table:table-row>
          <table:table-cell table:style-name="Table3.A2" office:value-type="string">
            <text:p text:style-name="P55"><text:span text:style-name="T53">Design</text:span></text:p>
          </table:table-cell>
          <table:table-cell table:style-name="Table3.B2" office:value-type="float" office:value="50">
            <text:p text:style-name="P59"><text:span text:style-name="T54">50</text:span></text:p>
          </table:table-cell>
        </table:table-row>
        <table:table-row>
          <table:table-cell table:style-name="Table3.A2" office:value-type="string">
            <text:p text:style-name="P55"><text:span text:style-name="T53">Development</text:span></text:p>
          </table:table-cell>
          <table:table-cell table:style-name="Table3.B4" office:value-type="string">
            <text:p text:style-name="P59"><text:span text:style-name="T54">12</text:span><text:span text:style-name="T53">0</text:span></text:p>
          </table:table-cell>
        </table:table-row>
        <table:table-row>
          <table:table-cell table:style-name="Table3.A2" office:value-type="string">
            <text:p text:style-name="P55"><text:span text:style-name="T53">Testing</text:span></text:p>
          </table:table-cell>
          <table:table-cell table:style-name="Table3.B2" office:value-type="float" office:value="40">
            <text:p text:style-name="P58"><text:span text:style-name="T54">40</text:span></text:p>
          </table:table-cell>
        </table:table-row>
      </table:table>
      <text:h text:style-name="P65" text:outline-level="3"><text:span text:style-name="T21"><text:tab/></text:span><text:span text:style-name="T23">Support</text:span></text:h>
      <text:p text:style-name="P56">We have included the support period of <text:s/>3 months after installation in the cost, <text:span text:style-name="T35">but not additional features.</text:span></text:p>
      <text:p text:style-name="P56"><text:span text:style-name="T35"/></text:p>
      <text:p text:style-name="P57"><text:span text:style-name="T49">4 hours per month in 3 months</text:span></text:p>
      <text:p text:style-name="P47"/>
      <text:h text:style-name="P63" text:outline-level="2">Specifications</text:h>
      <text:h text:style-name="Heading_20_3" text:outline-level="3">User Roles</text:h>
      <text:p text:style-name="P11"><text:tab/>Technician</text:p>
      <text:p text:style-name="P11"><text:tab/>Doctor</text:p>
      <text:p text:style-name="P11"><text:tab/>Hospital Admin</text:p>
      <text:p text:style-name="P11"><text:tab/>Super User</text:p>
      <text:p text:style-name="P11"/>
      <text:h text:style-name="Heading_20_3" text:outline-level="3">Features</text:h>
      <text:h text:style-name="P67" text:outline-level="4">User Management</text:h>
      <text:p text:style-name="P41"><text:tab/>Add User, Ban User</text:p>
      <text:h text:style-name="P67" text:outline-level="4">Authentication</text:h>
      <text:p text:style-name="P41"><text:tab/>Login, Logout, Reset Password, Forgot password</text:p>
      <text:h text:style-name="P68" text:outline-level="4">Technician</text:h>
      <text:p text:style-name="P12"><text:tab/><text:tab/>Search patient (Last Name, SSN, MRN)</text:p>
      <text:p text:style-name="P12"><text:tab/><text:tab/>Add Patient record</text:p>
      <text:p text:style-name="P12"><text:tab/><text:tab/>Display Individual Discharge Summary of a patient</text:p>
      <text:p text:style-name="P12"><text:tab/><text:tab/>Initiate Discharge Summary Generation process ( through DSS)</text:p>
      <text:p text:style-name="P13"><text:tab/><text:tab/>Enter </text:p>
      <text:p text:style-name="P34"><text:tab/><text:tab/><text:tab/>Identification, </text:p>
      <text:p text:style-name="P34"><text:tab/><text:tab/><text:tab/>demographic data, </text:p>
      <text:p text:style-name="P36"><text:tab/><text:tab/></text:p>
      <text:p text:style-name="P36"><text:tab/><text:tab/><text:tab/>physicals, </text:p>
      <text:p text:style-name="P35"><text:span text:style-name="T40"><text:tab/><text:tab/><text:tab/>Medication and therapeutics h</text:span><text:span text:style-name="T41">is</text:span><text:span text:style-name="T40">tory, </text:span></text:p>
      <text:p text:style-name="P37"><text:tab/><text:tab/><text:tab/>Lab Summary and </text:p>
      <text:p text:style-name="P37"><text:tab/><text:tab/><text:tab/>Diagnostic Summary of patient</text:p>
      <text:p text:style-name="P14"><text:tab/><text:tab/></text:p>
      <text:p text:style-name="P25"><text:span text:style-name="T9"><text:tab/></text:span><text:span text:style-name="T8"><text:tab/></text:span><text:span text:style-name="T9">Generate Discharge Summary </text:span></text:p>
      <text:p text:style-name="P25"><text:span text:style-name="T9"><text:tab/><text:tab/><text:tab/></text:span><text:span text:style-name="T10">and dispatch to </text:span><text:span text:style-name="T42">specific</text:span><text:span text:style-name="T20"> </text:span><text:span text:style-name="T10">Doctor</text:span><text:span text:style-name="T42">'</text:span><text:span text:style-name="T10">s queue</text:span></text:p>
      <text:p text:style-name="P19"><text:span text:style-name="T10"><text:tab/><text:tab/></text:span><text:span text:style-name="T13">List Discharge summaries</text:span></text:p>
      <text:p text:style-name="P30"><text:tab/><text:tab/>Search Discharge summaries on Date, Patient Name, SSN, MRN</text:p>
      <text:p text:style-name="P16"><text:tab/><text:tab/><text:span text:style-name="T13">Mail Discharge summary to patients</text:span></text:p>
      <text:p text:style-name="P31"><text:tab/><text:tab/>Submit Discharge Summary data to HIE</text:p>
      <text:p text:style-name="P31"><text:soft-page-break/><text:tab/><text:tab/></text:p>
      <text:p text:style-name="P17"><text:span text:style-name="T13"><text:tab/><text:tab/></text:span><text:span text:style-name="T14">Read Patient information from Hospital database. </text:span></text:p>
      <text:p text:style-name="P42"><text:span text:style-name="T14">Assuming this to be HL</text:span><text:span text:style-name="T39">7</text:span><text:span text:style-name="T14"> format. The modalities and implementation can be decided later based on the data available from the hospital database. We are expecting a prede</text:span><text:span text:style-name="T33">ter</text:span><text:span text:style-name="T14">mined format that the system can read. </text:span><text:tab/><text:tab/></text:p>
      <text:h text:style-name="P69" text:outline-level="4"><text:tab/><text:span text:style-name="T22">Doctors</text:span></text:h>
      <text:p text:style-name="P15"><text:tab/><text:tab/>View pending Discharge Summaries<text:span text:style-name="T15">(Doctors Queue)</text:span></text:p>
      <text:p text:style-name="P19"><text:span text:style-name="T10"><text:tab/><text:tab/></text:span><text:span text:style-name="T9">Search patient (Last Name, SSN, MRN)</text:span></text:p>
      <text:p text:style-name="P19"><text:span text:style-name="T9"><text:tab/><text:tab/></text:span><text:span text:style-name="T15">List patient records and</text:span></text:p>
      <text:p text:style-name="P19"><text:span text:style-name="T9"><text:tab/><text:tab/><text:tab/></text:span><text:span text:style-name="T10">Display individual Pati</text:span><text:span text:style-name="T15">e</text:span><text:span text:style-name="T10">nt Discharge Summary </text:span></text:p>
      <text:p text:style-name="P19"><text:span text:style-name="T9"><text:tab/><text:tab/></text:span><text:span text:style-name="T10">Add comments/suggestions to Discharge summary.</text:span></text:p>
      <text:p text:style-name="P19"><text:span text:style-name="T10"><text:tab/><text:tab/></text:span><text:span text:style-name="T11">Approve or reject the report </text:span><text:span text:style-name="T15">(Doctor may reject the report more than once)</text:span></text:p>
      <text:p text:style-name="P16"/>
      <text:p text:style-name="P24"><text:span text:style-name="T10"><text:tab/><text:tab/></text:span><text:span text:style-name="T13">List Discharge summaries</text:span></text:p>
      <text:p text:style-name="P32"><text:tab/><text:tab/>Search Discharge summaries on Date, Patient Name, SSN, MRN</text:p>
      <text:h text:style-name="P69" text:outline-level="4"><text:tab/><text:span text:style-name="T22">Hospital Administrator</text:span></text:h>
      <text:p text:style-name="P18"><text:tab/><text:tab/>Add user, <text:span text:style-name="T17">Ban User</text:span></text:p>
      <text:p text:style-name="P18"><text:tab/><text:tab/>Customization</text:p>
      <text:p text:style-name="P40">Installed Hospital<text:span text:style-name="T18">'s</text:span> Name, Address, Logo <text:span text:style-name="T18">can be customized to suite the individual organization</text:span></text:p>
      <text:p text:style-name="P19"><text:span text:style-name="T11"><text:tab/><text:tab/></text:span><text:span text:style-name="T19">Email reset password link</text:span></text:p>
      <text:h text:style-name="Heading_20_2" text:outline-level="2"><text:tab/><text:span text:style-name="T21">Backup and Security</text:span></text:h>
      <text:p text:style-name="P18"><text:span text:style-name="T21"><text:tab/><text:tab/>User Roles can be defined as Doctor, Technician, Hospital Admin</text:span><text:span text:style-name="T52">istrator </text:span><text:span text:style-name="T21"><text:s/>and Over all Administrator. Depending on the User privileges, access </text:span><text:span text:style-name="T24">to different areas </text:span><text:span text:style-name="T21">shall be restricted with user name and pass word.</text:span></text:p>
      <text:p text:style-name="P33"><text:tab/><text:tab/><text:tab/></text:p>
      <text:p text:style-name="P33"><text:tab/>Application shall have routine database backup/dump or as per requirement. The hospital administrators and users need not be bothered about it.</text:p>
      <text:p text:style-name="P33"/>
      <text:p text:style-name="P33"/>
      <text:p text:style-name="P33"/>
      <text:p text:style-name="P39">- END OF DOCUMENT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BCDEE+CALIBRI" svg:font-family="ABCDEE+CALIBRI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none" fo:border-right="none" fo:border-top="none" fo:border-bottom="0.002cm solid #000000"/>
    </style:style>
    <style:style style:name="Table1" style:family="table">
      <style:table-properties style:width="16.995cm" table:align="left"/>
    </style:style>
    <style:style style:name="Table1.A" style:family="table-column">
      <style:table-column-properties style:column-width="6.655cm"/>
    </style:style>
    <style:style style:name="Table1.B" style:family="table-column">
      <style:table-column-properties style:column-width="2.443cm"/>
    </style:style>
    <style:style style:name="Table1.C" style:family="table-column">
      <style:table-column-properties style:column-width="7.897cm"/>
    </style:style>
    <style:style style:name="Table1.A1" style:family="table-cell">
      <style:table-cell-properties fo:background-color="transparent" fo:padding="0.097cm" fo:border-left="none" fo:border-right="none" fo:border-top="0.002cm solid #808080" fo:border-bottom="none">
        <style:background-image/>
      </style:table-cell-properties>
    </style:style>
    <style:style style:name="MP1" style:family="paragraph" style:parent-style-name="Table_20_Contents">
      <style:text-properties fo:color="#808080" fo:font-size="10pt" officeooo:rsid="00154b19" officeooo:paragraph-rsid="00154b19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color="#808080" fo:font-size="10pt" officeooo:rsid="00154b19" officeooo:paragraph-rsid="00154b19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fo:font-size="10pt" officeooo:rsid="00393b70" officeooo:paragraph-rsid="00393b70" style:font-size-asian="10pt" style:font-size-complex="10pt"/>
    </style:style>
    <style:style style:name="MP4" style:family="paragraph" style:parent-style-name="Table_20_Contents">
      <style:text-properties officeooo:paragraph-rsid="00154b19"/>
    </style:style>
    <style:style style:name="MP5" style:family="paragraph" style:parent-style-name="Table_20_Contents">
      <style:paragraph-properties fo:text-align="center" style:justify-single-word="false"/>
      <style:text-properties fo:color="#808080" fo:font-size="10pt" officeooo:rsid="00154b19" officeooo:paragraph-rsid="00154b19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  <style:text-properties officeooo:paragraph-rsid="00154b19"/>
    </style:style>
    <style:style style:name="MT1" style:family="text">
      <style:text-properties officeooo:rsid="0037488f"/>
    </style:style>
    <style:style style:name="MT2" style:family="text">
      <style:text-properties officeooo:rsid="004a598c"/>
    </style:style>
    <style:style style:name="MT3" style:family="text">
      <style:text-properties fo:color="#000080" fo:font-size="10pt" officeooo:rsid="00154b19" style:font-size-asian="10pt" style:font-size-complex="10pt"/>
    </style:style>
    <style:style style:name="MT4" style:family="text">
      <style:text-properties fo:color="#808080" fo:font-size="10pt" officeooo:rsid="00154b19" style:font-size-asian="10pt" style:font-size-complex="10pt"/>
    </style:style>
    <style:style style:name="MT5" style:family="text">
      <style:text-properties fo:color="#808080" fo:font-size="10pt" officeooo:rsid="003f476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e</text:span>CDW</text:p>
            </table:table-cell>
            <table:table-cell table:style-name="Table2.A1" office:value-type="string">
              <text:p text:style-name="MP2">Requirement Specification Version 1.0</text:p>
            </table:table-cell>
          </table:table-row>
        </table:table>
        <text:p text:style-name="MP3"><text:span text:style-name="MT2">Jan 02</text:span>, 201<text:span text:style-name="MT2">2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4"><text:a xlink:type="simple" xlink:href="http://www.legreensolutions.com/"><text:span text:style-name="MT3">www.legreensolutions.com</text:span></text:a><text:span text:style-name="MT4"> </text:span></text:p>
            </table:table-cell>
            <table:table-cell table:style-name="Table1.A1" office:value-type="string">
              <text:p text:style-name="MP5"><text:page-number text:select-page="current">5</text:page-number></text:p>
            </table:table-cell>
            <table:table-cell table:style-name="Table1.A1" office:value-type="string">
              <text:p text:style-name="MP6"><text:a xlink:type="simple" xlink:href="mailto:sujith@legreensolutions.com"><text:span text:style-name="MT3">sujith@legreensolutions.com</text:span></text:a><text:span text:style-name="MT4"> </text:span><text:span text:style-name="MT5">mob: </text:span><text:span text:style-name="MT4">91 94 95 96 5860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jith </meta:initial-creator>
    <meta:creation-date>2011-12-31T06:45:34</meta:creation-date>
    <dc:date>2012-01-02T23:06:39</dc:date>
    <dc:creator>sujith </dc:creator>
    <meta:editing-duration>PT06H10M39S</meta:editing-duration>
    <meta:editing-cycles>64</meta:editing-cycles>
    <meta:generator>OpenOffice.org/3.2$Linux OpenOffice.org_project/320m19$Build-9505</meta:generator>
    <meta:document-statistic meta:table-count="3" meta:image-count="0" meta:object-count="0" meta:page-count="5" meta:paragraph-count="109" meta:word-count="683" meta:character-count="4557"/>
  </office:meta>
</office:document-meta>
</file>